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818c4"/>
    </style:style>
    <style:style style:name="P8" style:family="paragraph" style:parent-style-name="Text_20_body">
      <style:text-properties officeooo:rsid="00552f1e" officeooo:paragraph-rsid="005f98be"/>
    </style:style>
    <style:style style:name="P9" style:family="paragraph" style:parent-style-name="Text_20_body">
      <style:text-properties officeooo:rsid="00552f1e" officeooo:paragraph-rsid="0060be1f"/>
    </style:style>
    <style:style style:name="P10" style:family="paragraph" style:parent-style-name="Text_20_body">
      <style:text-properties officeooo:rsid="00552f1e" officeooo:paragraph-rsid="0061fabb"/>
    </style:style>
    <style:style style:name="P11" style:family="paragraph" style:parent-style-name="Text_20_body">
      <style:text-properties officeooo:rsid="00552f1e" officeooo:paragraph-rsid="0062e84f"/>
    </style:style>
    <style:style style:name="P12" style:family="paragraph" style:parent-style-name="Text_20_body">
      <style:text-properties officeooo:rsid="00552f1e" officeooo:paragraph-rsid="00653cae"/>
    </style:style>
    <style:style style:name="P13" style:family="paragraph" style:parent-style-name="Text_20_body">
      <style:text-properties officeooo:paragraph-rsid="006341e3"/>
    </style:style>
    <style:style style:name="P14" style:family="paragraph" style:parent-style-name="Text_20_body">
      <style:text-properties officeooo:paragraph-rsid="00653cae"/>
    </style:style>
    <style:style style:name="P15" style:family="paragraph" style:parent-style-name="Text_20_body">
      <style:text-properties officeooo:rsid="005c8207" officeooo:paragraph-rsid="005c8207"/>
    </style:style>
    <style:style style:name="P16" style:family="paragraph" style:parent-style-name="Text_20_body">
      <style:text-properties officeooo:rsid="006341e3" officeooo:paragraph-rsid="006341e3"/>
    </style:style>
    <style:style style:name="P17" style:family="paragraph" style:parent-style-name="Text_20_body">
      <style:text-properties officeooo:rsid="005f98be" officeooo:paragraph-rsid="005f98be"/>
    </style:style>
    <style:style style:name="P18" style:family="paragraph" style:parent-style-name="Text_20_body">
      <style:text-properties style:text-position="0% 100%" style:text-underline-style="none" officeooo:rsid="00653cae" officeooo:paragraph-rsid="00653cae"/>
    </style:style>
    <style:style style:name="P19" style:family="paragraph" style:parent-style-name="Text_20_body">
      <style:text-properties officeooo:rsid="00665a06" officeooo:paragraph-rsid="00665a06"/>
    </style:style>
    <style:style style:name="P20" style:family="paragraph" style:parent-style-name="Text_20_body">
      <style:text-properties officeooo:rsid="0066c268" officeooo:paragraph-rsid="006818c4"/>
    </style:style>
    <style:style style:name="P21" style:family="paragraph" style:parent-style-name="Text_20_body">
      <style:text-properties officeooo:rsid="0066c268" officeooo:paragraph-rsid="0066c268"/>
    </style:style>
    <style:style style:name="P22" style:family="paragraph" style:parent-style-name="Text_20_body">
      <style:text-properties officeooo:rsid="00675810" officeooo:paragraph-rsid="00675810"/>
    </style:style>
    <style:style style:name="P23" style:family="paragraph" style:parent-style-name="Text_20_body">
      <style:text-properties officeooo:rsid="006818c4" officeooo:paragraph-rsid="006818c4"/>
    </style:style>
    <style:style style:name="P24" style:family="paragraph" style:parent-style-name="DocEquation">
      <style:text-properties officeooo:paragraph-rsid="0060be1f"/>
    </style:style>
    <style:style style:name="P25" style:family="paragraph" style:parent-style-name="DocEquation">
      <style:text-properties officeooo:paragraph-rsid="0061fabb"/>
    </style:style>
    <style:style style:name="P26" style:family="paragraph" style:parent-style-name="DocEquation">
      <style:text-properties officeooo:paragraph-rsid="00653cae"/>
    </style:style>
    <style:style style:name="P27" style:family="paragraph" style:parent-style-name="DocEquation">
      <style:text-properties officeooo:paragraph-rsid="00675810"/>
    </style:style>
    <style:style style:name="P28" style:family="paragraph" style:parent-style-name="DocText">
      <style:text-properties officeooo:paragraph-rsid="005c8207"/>
    </style:style>
    <style:style style:name="P29" style:family="paragraph" style:parent-style-name="DocText">
      <style:text-properties officeooo:rsid="00552f1e" officeooo:paragraph-rsid="005f98be"/>
    </style:style>
    <style:style style:name="P30" style:family="paragraph" style:parent-style-name="DocText">
      <style:text-properties style:text-position="0% 100%" style:font-name="Garamond" officeooo:rsid="00644f63" officeooo:paragraph-rsid="00675810"/>
    </style:style>
    <style:style style:name="P31" style:family="paragraph" style:parent-style-name="DocText">
      <style:text-properties officeooo:paragraph-rsid="006818c4"/>
    </style:style>
    <style:style style:name="P32" style:family="paragraph" style:parent-style-name="DocText">
      <style:text-properties officeooo:rsid="006818c4"/>
    </style:style>
    <style:style style:name="P33" style:family="paragraph" style:parent-style-name="DocText">
      <style:text-properties officeooo:paragraph-rsid="0069f407"/>
    </style:style>
    <style:style style:name="P34" style:family="paragraph" style:parent-style-name="DocVariableDef">
      <style:text-properties officeooo:paragraph-rsid="0060be1f"/>
    </style:style>
    <style:style style:name="P35" style:family="paragraph" style:parent-style-name="DocVariableDef">
      <style:text-properties officeooo:paragraph-rsid="0061fabb"/>
    </style:style>
    <style:style style:name="P36" style:family="paragraph" style:parent-style-name="DocVariableDef">
      <style:text-properties officeooo:paragraph-rsid="0062e84f"/>
    </style:style>
    <style:style style:name="P37" style:family="paragraph" style:parent-style-name="DocVariableDef">
      <style:text-properties officeooo:paragraph-rsid="00653cae"/>
    </style:style>
    <style:style style:name="P38" style:family="paragraph" style:parent-style-name="DocVariableDef">
      <style:text-properties officeooo:paragraph-rsid="00675810"/>
    </style:style>
    <style:style style:name="P39" style:family="paragraph" style:parent-style-name="DocVariableDef">
      <style:text-properties officeooo:rsid="005f98be"/>
    </style:style>
    <style:style style:name="P40" style:family="paragraph" style:parent-style-name="DocVariableDef">
      <style:text-properties officeooo:rsid="005f98be" officeooo:paragraph-rsid="0060be1f"/>
    </style:style>
    <style:style style:name="P41" style:family="paragraph" style:parent-style-name="DocVariableDef">
      <style:text-properties officeooo:rsid="005f98be" officeooo:paragraph-rsid="0061fabb"/>
    </style:style>
    <style:style style:name="P42" style:family="paragraph" style:parent-style-name="DocVariableDef">
      <style:text-properties officeooo:rsid="005f98be" officeooo:paragraph-rsid="0062e84f"/>
    </style:style>
    <style:style style:name="P43" style:family="paragraph" style:parent-style-name="DocVariableDef">
      <style:text-properties officeooo:rsid="005f98be" officeooo:paragraph-rsid="00653cae"/>
    </style:style>
    <style:style style:name="P44" style:family="paragraph" style:parent-style-name="DocVariableDef">
      <style:text-properties style:text-position="0% 100%" style:text-underline-style="none" officeooo:rsid="0060be1f"/>
    </style:style>
    <style:style style:name="P45" style:family="paragraph" style:parent-style-name="DocVariableDef">
      <style:text-properties style:text-position="0% 100%" style:text-underline-style="none" officeooo:rsid="0060be1f" officeooo:paragraph-rsid="0060be1f"/>
    </style:style>
    <style:style style:name="P46" style:family="paragraph" style:parent-style-name="DocVariableDef">
      <style:text-properties style:text-position="0% 100%" style:text-underline-style="none" officeooo:rsid="0060be1f" officeooo:paragraph-rsid="0061fabb"/>
    </style:style>
    <style:style style:name="P47" style:family="paragraph" style:parent-style-name="DocVariableDef">
      <style:text-properties style:text-position="0% 100%" style:text-underline-style="none" officeooo:rsid="0060be1f" officeooo:paragraph-rsid="00653cae"/>
    </style:style>
    <style:style style:name="P48" style:family="paragraph" style:parent-style-name="DocVariableDef">
      <style:text-properties style:text-position="0% 100%" style:font-name="Garamond" officeooo:rsid="0066c268"/>
    </style:style>
    <style:style style:name="P49" style:family="paragraph" style:parent-style-name="DocVariableDef">
      <style:text-properties officeooo:rsid="006341e3"/>
    </style:style>
    <style:style style:name="P50" style:family="paragraph" style:parent-style-name="DocVariableDef">
      <style:text-properties officeooo:rsid="006341e3" officeooo:paragraph-rsid="00653cae"/>
    </style:style>
    <style:style style:name="P51" style:family="paragraph" style:parent-style-name="DocVariableDef">
      <style:text-properties officeooo:rsid="0066c268"/>
    </style:style>
    <style:style style:name="P52" style:family="paragraph" style:parent-style-name="DocVariableDef">
      <style:text-properties officeooo:rsid="00675810"/>
    </style:style>
    <style:style style:name="P53" style:family="paragraph" style:parent-style-name="DocVariableDef">
      <style:text-properties officeooo:rsid="00675810" officeooo:paragraph-rsid="00675810"/>
    </style:style>
    <style:style style:name="P54" style:family="paragraph" style:parent-style-name="DocVariableDef">
      <style:text-properties officeooo:rsid="006818c4"/>
    </style:style>
    <style:style style:name="P55" style:family="paragraph" style:parent-style-name="DocVariableDef">
      <style:text-properties officeooo:rsid="006818c4" officeooo:paragraph-rsid="006818c4"/>
    </style:style>
    <style:style style:name="P56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style:text-position="0% 100%" style:font-name="Garamond" officeooo:rsid="0065aef3" officeooo:paragraph-rsid="00675810"/>
    </style:style>
    <style:style style:name="P57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75810"/>
    </style:style>
    <style:style style:name="P58" style:family="paragraph" style:parent-style-name="DocNote">
      <style:text-properties officeooo:rsid="005c8207"/>
    </style:style>
    <style:style style:name="P59" style:family="paragraph" style:parent-style-name="Text_20_body" style:list-style-name="L1">
      <style:text-properties officeooo:rsid="005f98be" officeooo:paragraph-rsid="005f98be"/>
    </style:style>
    <style:style style:name="P60" style:family="paragraph" style:parent-style-name="Text_20_body" style:list-style-name="L2">
      <style:text-properties officeooo:rsid="005f98be" officeooo:paragraph-rsid="005f98be"/>
    </style:style>
    <style:style style:name="P61" style:family="paragraph" style:parent-style-name="DocHeading1">
      <style:text-properties officeooo:rsid="00552f1e" officeooo:paragraph-rsid="00552f1e"/>
    </style:style>
    <style:style style:name="P62" style:family="paragraph" style:parent-style-name="DocHeading1">
      <style:text-properties officeooo:rsid="0057c3fb" officeooo:paragraph-rsid="0057c3fb"/>
    </style:style>
    <style:style style:name="P63" style:family="paragraph" style:parent-style-name="DocHeading1">
      <style:text-properties officeooo:rsid="00585851" officeooo:paragraph-rsid="00585851"/>
    </style:style>
    <style:style style:name="P64" style:family="paragraph" style:parent-style-name="DocHeading2">
      <style:text-properties officeooo:rsid="00552f1e" officeooo:paragraph-rsid="00552f1e"/>
    </style:style>
    <style:style style:name="P65" style:family="paragraph" style:parent-style-name="DocHeading2">
      <style:text-properties officeooo:rsid="0060be1f" officeooo:paragraph-rsid="0060be1f"/>
    </style:style>
    <style:style style:name="P66" style:family="paragraph" style:parent-style-name="DocHeading2">
      <style:text-properties officeooo:rsid="0061fabb" officeooo:paragraph-rsid="0061fabb"/>
    </style:style>
    <style:style style:name="P67" style:family="paragraph" style:parent-style-name="DocHeading2">
      <style:text-properties officeooo:rsid="0062e84f" officeooo:paragraph-rsid="0062e84f"/>
    </style:style>
    <style:style style:name="P68" style:family="paragraph" style:parent-style-name="DocHeading2">
      <style:text-properties officeooo:paragraph-rsid="00653cae"/>
    </style:style>
    <style:style style:name="P69" style:family="paragraph" style:parent-style-name="DocHeading2">
      <style:text-properties style:text-position="0% 100%" style:text-underline-style="none" officeooo:rsid="00653cae" officeooo:paragraph-rsid="00653cae"/>
    </style:style>
    <style:style style:name="P70" style:family="paragraph" style:parent-style-name="DocHeading2">
      <style:text-properties officeooo:rsid="00585851" officeooo:paragraph-rsid="00585851"/>
    </style:style>
    <style:style style:name="P71" style:family="paragraph" style:parent-style-name="DocHeading3">
      <style:text-properties officeooo:rsid="00597de7" officeooo:paragraph-rsid="00597de7"/>
    </style:style>
    <style:style style:name="P72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73" style:family="paragraph" style:parent-style-name="DocVariableDef">
      <style:text-properties style:text-position="0% 100%" style:font-name="Garamond" officeooo:rsid="0066c268" officeooo:paragraph-rsid="006758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c8207"/>
    </style:style>
    <style:style style:name="T8" style:family="text">
      <style:text-properties officeooo:rsid="005e6c24"/>
    </style:style>
    <style:style style:name="T9" style:family="text">
      <style:text-properties style:text-position="sub 58%" officeooo:rsid="005e6c24"/>
    </style:style>
    <style:style style:name="T10" style:family="text">
      <style:text-properties style:text-position="sub 58%" officeooo:rsid="005f98be"/>
    </style:style>
    <style:style style:name="T11" style:family="text">
      <style:text-properties style:text-position="sub 58%" style:text-underline-style="none" officeooo:rsid="005f98be"/>
    </style:style>
    <style:style style:name="T12" style:family="text">
      <style:text-properties style:text-position="sub 58%" officeooo:rsid="0060be1f"/>
    </style:style>
    <style:style style:name="T13" style:family="text">
      <style:text-properties style:text-position="sub 58%" officeooo:rsid="006341e3"/>
    </style:style>
    <style:style style:name="T14" style:family="text">
      <style:text-properties style:text-position="sub 58%" style:font-name="Garamond" style:text-underline-style="none" officeooo:rsid="006341e3"/>
    </style:style>
    <style:style style:name="T15" style:family="text">
      <style:text-properties style:text-position="sub 58%" style:font-name="Garamond" officeooo:rsid="0066c268"/>
    </style:style>
    <style:style style:name="T16" style:family="text">
      <style:text-properties style:text-position="sub 58%" style:font-name="Garamond" officeooo:rsid="00675810"/>
    </style:style>
    <style:style style:name="T17" style:family="text">
      <style:text-properties style:text-position="sub 58%" style:font-name="Garamond" officeooo:rsid="0065aef3"/>
    </style:style>
    <style:style style:name="T18" style:family="text">
      <style:text-properties style:text-position="sub 58%" officeooo:rsid="00653cae"/>
    </style:style>
    <style:style style:name="T19" style:family="text">
      <style:text-properties style:text-position="0% 100%" officeooo:rsid="005e6c24"/>
    </style:style>
    <style:style style:name="T20" style:family="text">
      <style:text-properties style:text-position="0% 100%" officeooo:rsid="005f98be"/>
    </style:style>
    <style:style style:name="T21" style:family="text">
      <style:text-properties style:text-position="0% 100%" style:text-underline-style="none" officeooo:rsid="005f98be"/>
    </style:style>
    <style:style style:name="T22" style:family="text">
      <style:text-properties style:text-position="0% 100%" style:text-underline-style="none" officeooo:rsid="006341e3"/>
    </style:style>
    <style:style style:name="T23" style:family="text">
      <style:text-properties style:text-position="0% 100%" style:text-underline-style="none" officeooo:rsid="00653cae"/>
    </style:style>
    <style:style style:name="T24" style:family="text">
      <style:text-properties style:text-position="0% 100%" officeooo:rsid="0060be1f"/>
    </style:style>
    <style:style style:name="T25" style:family="text">
      <style:text-properties style:text-position="0% 100%" officeooo:rsid="006341e3"/>
    </style:style>
    <style:style style:name="T26" style:family="text">
      <style:text-properties style:text-position="0% 100%" style:font-name="Garamond1" style:text-underline-style="none" officeooo:rsid="006341e3"/>
    </style:style>
    <style:style style:name="T27" style:family="text">
      <style:text-properties style:text-position="0% 100%" style:font-name="Garamond1" officeooo:rsid="0065aef3"/>
    </style:style>
    <style:style style:name="T28" style:family="text">
      <style:text-properties style:text-position="0% 100%" style:font-name="Garamond" style:text-underline-style="none" officeooo:rsid="006341e3"/>
    </style:style>
    <style:style style:name="T29" style:family="text">
      <style:text-properties style:text-position="0% 100%" style:font-name="Garamond" style:text-underline-style="none" officeooo:rsid="00653cae"/>
    </style:style>
    <style:style style:name="T30" style:family="text">
      <style:text-properties style:text-position="0% 100%" style:font-name="Garamond" fo:font-style="italic" style:text-underline-style="none" officeooo:rsid="00653cae" style:font-style-asian="italic" style:font-style-complex="italic"/>
    </style:style>
    <style:style style:name="T31" style:family="text">
      <style:text-properties style:text-position="0% 100%" style:font-name="Garamond" fo:font-style="normal" style:text-underline-style="none" officeooo:rsid="00653cae" style:font-style-asian="normal" style:font-style-complex="normal"/>
    </style:style>
    <style:style style:name="T32" style:family="text">
      <style:text-properties style:text-position="0% 100%" style:font-name="Garamond" officeooo:rsid="0066c268"/>
    </style:style>
    <style:style style:name="T33" style:family="text">
      <style:text-properties style:text-position="0% 100%" style:font-name="Garamond" officeooo:rsid="00675810"/>
    </style:style>
    <style:style style:name="T34" style:family="text">
      <style:text-properties style:text-position="0% 100%" style:font-name="Garamond" officeooo:rsid="00644f63"/>
    </style:style>
    <style:style style:name="T35" style:family="text">
      <style:text-properties style:text-position="0% 100%" style:font-name="Garamond" officeooo:rsid="0065aef3"/>
    </style:style>
    <style:style style:name="T36" style:family="text">
      <style:text-properties style:text-position="0% 100%" style:font-name="Garamond" officeooo:rsid="006fc600"/>
    </style:style>
    <style:style style:name="T37" style:family="text">
      <style:text-properties style:text-position="0% 100%" style:font-name="Garamond" officeooo:rsid="006eb89b"/>
    </style:style>
    <style:style style:name="T38" style:family="text">
      <style:text-properties style:text-position="0% 100%" style:font-name="Garamond" officeooo:rsid="0069f407"/>
    </style:style>
    <style:style style:name="T39" style:family="text">
      <style:text-properties style:text-position="0% 100%" officeooo:rsid="00653cae"/>
    </style:style>
    <style:style style:name="T40" style:family="text">
      <style:text-properties officeooo:rsid="005f98be"/>
    </style:style>
    <style:style style:name="T41" style:family="text">
      <style:text-properties officeooo:rsid="0061fabb"/>
    </style:style>
    <style:style style:name="T42" style:family="text">
      <style:text-properties officeooo:rsid="0062e84f"/>
    </style:style>
    <style:style style:name="T43" style:family="text">
      <style:text-properties officeooo:rsid="006341e3"/>
    </style:style>
    <style:style style:name="T44" style:family="text">
      <style:text-properties style:font-name="Garamond1" officeooo:rsid="0066c268"/>
    </style:style>
    <style:style style:name="T45" style:family="text">
      <style:text-properties officeooo:rsid="00653cae"/>
    </style:style>
    <style:style style:name="T46" style:family="text">
      <style:text-properties officeooo:rsid="0066c268"/>
    </style:style>
    <style:style style:name="T47" style:family="text">
      <style:text-properties officeooo:rsid="00675810"/>
    </style:style>
    <style:style style:name="T48" style:family="text">
      <style:text-properties officeooo:rsid="006818c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72"><text:title>Body Forces</text:title></text:p>
      <text:h text:style-name="P61" text:outline-level="1">Result</text:h>
      <text:p text:style-name="P15">This output calculates the force resulting from each of the reactive body forces. <text:s/>The output is given as a complex number. <text:s/>The complex number indicates both the magnitude of the force, and its relative phase angle to the incident waves. <text:s/>The actual value of the force is only the real component of the values reported in this output. <text:s/>The imaginary component is only included to derive the phase angle of the force response.</text:p>
      <text:p text:style-name="P15">Here force is a generic term and can mean either a translation force or a rotation moment, depending on the equation of motion.</text:p>
      <text:p text:style-name="P16">oFreq reports the results for the active forces and the reactive forces. <text:s/>The active forces are important for checking inputs and the results of any interpolation on the hydrodynamic side. <text:s/>Although, most of the calculation efforts goes into the reactive forces. <text:s/></text:p>
      <text:p text:style-name="P15">oFreq will report a result for every reactive force defined in the analysis. <text:s/>This includes hydrodynamic forces automatically defined by inclusion of a hydrodynamic body. <text:s/>The reactive force from body mass is also included in the output. <text:s/>oFreq considers each force definition to be its own object. <text:s/>Output information is organized with the same structure that the forces were defined in the analysis. <text:s/></text:p>
      <text:p text:style-name="P15">When oFreq calculates the result of the reactive force, it evaluates all derivatives of a force and substitutes the values of all variables that the force depended on. <text:s/>This creates a combined result that accounts for all influences defined within that force object.</text:p>
      <text:p text:style-name="P58">When defining the force objects in oFreq, consider what level of detail you want when oFreq reports the outputs. <text:s/>For example, if you want to separate out the influence of individual variables within a single physical force, you must define it as two separate force objects in oFreq. <text:s/>That way oFreq can evaluate the influence separately.</text:p>
      <text:p text:style-name="P28"><text:span text:style-name="T7">The one </text:span><text:span text:style-name="T40">catch </text:span><text:span text:style-name="T7">to the direct evaluation method is that oFreq </text:span><text:span text:style-name="T8">only calculates the resultant force for each individual equation defined within a force object. <text:s/>For example, if a reactive force included influences from equations for x</text:span><text:span text:style-name="T9">1</text:span><text:span text:style-name="T19">, x</text:span><text:span text:style-name="T9">2</text:span><text:span text:style-name="T19">, and x</text:span><text:span text:style-name="T9">3</text:span><text:span text:style-name="T19">, then oFreq would report three component results for that force, one for each equation. <text:s/>This limitation is necessary because, although oFreq knows the relationship between different equations of motion, it can not know the physically correct way to combine results from equations.</text:span></text:p>
      <text:h text:style-name="P64" text:outline-level="2">Units of Measurement</text:h>
      <text:p text:style-name="P8"><text:span text:style-name="T40">The units of output depend on the equation of motion for each component of the force. <text:s/>Generally, the </text:span><text:soft-page-break/><text:span text:style-name="T40">force components can only be defined as a translation force or a rotation moment. <text:s/>This will result in the following units of measurement.</text:span></text:p>
      <text:list xml:id="list3196727432" text:style-name="L1">
        <text:list-item>
          <text:p text:style-name="P59">Translation force: <text:s/>units of Newtons (N).</text:p>
        </text:list-item>
        <text:list-item>
          <text:p text:style-name="P59">Rotation moment: <text:s/>units of Newton-meters (N-m).</text:p>
        </text:list-item>
      </text:list>
      <text:h text:style-name="P61" text:outline-level="1">Assumptions / <text:span text:style-name="T4">Limitations</text:span></text:h>
      <text:p text:style-name="P29"><text:span text:style-name="T7">oFreq </text:span><text:span text:style-name="T8">only calculates the resultant force for each individual equation defined within a force object. <text:s/>For example, if a reactive force included influences from equations for x</text:span><text:span text:style-name="T9">1</text:span><text:span text:style-name="T19">, x</text:span><text:span text:style-name="T9">2</text:span><text:span text:style-name="T19">, and x</text:span><text:span text:style-name="T9">3</text:span><text:span text:style-name="T19">, then oFreq would report three component results for that force, one for each equation. <text:s/>This limitation is necessary because, although oFreq knows the relationship between different equations of motion, it can not know the physically correct way to combine results from equations.</text:span></text:p>
      <text:h text:style-name="P62" text:outline-level="1"><text:span text:style-name="T3">Variable</text:span> Dependencies</text:h>
      <text:p text:style-name="P17">The resultant forces depend on the following elements.</text:p>
      <text:list xml:id="list13042634991" text:style-name="L2">
        <text:list-item>
          <text:p text:style-name="P60">The body selected.</text:p>
        </text:list-item>
        <text:list-item>
          <text:p text:style-name="P60">Global wave frequency.</text:p>
        </text:list-item>
        <text:list-item>
          <text:p text:style-name="P60">Global wave spectrum.</text:p>
        </text:list-item>
        <text:list-item>
          <text:p text:style-name="P60">Global wave direction.</text:p>
        </text:list-item>
        <text:list-item>
          <text:p text:style-name="P60">Body heading.</text:p>
        </text:list-item>
        <text:list-item>
          <text:p text:style-name="P60">Influences of all reactive and active forces.</text:p>
        </text:list-item>
        <text:list-item>
          <text:p text:style-name="P60">The motion model selected.</text:p>
        </text:list-item>
      </text:list>
      <text:h text:style-name="P61" text:outline-level="1">Derivation</text:h>
      <text:p text:style-name="P17">The motion model calculates the force through substitution of its input coefficients and substitution of the solved variables of motion. <text:s/>These numbers are all substituted into the equation of motion. <text:s/>Then the equation of motion is directly evaluated to find the resultant force. <text:s/>The motion model resets, and this process repeats for each equation of motion and each reactive force defined.</text:p>
      <text:p text:style-name="P17">The exact computation changes slightly depending on which type of force is evaluated. <text:s/>The following equations show the equivalent summation for each force type.</text:p>
      <text:h text:style-name="P65" text:outline-level="2">User Reactive Force</text:h>
      <text:p text:style-name="P8"><draw:frame draw:style-name="fr1" draw:name="Object1" text:anchor-type="as-char" svg:width="2.9291in" svg:height="0.51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<text:span text:style-name="T40">Equation </text:span><text:span text:style-name="T40"><text:sequence text:ref-name="refEquation0" text:name="Equation" text:formula="ooow:Equation+1" style:num-format="1">4.1</text:sequence></text:span></text:p>
      <text:p text:style-name="P39"><text:soft-page-break/>Subscripts:</text:p>
      <text:p text:style-name="P35"><text:span text:style-name="T40">w = <text:tab/></text:span><text:span text:style-name="T41">Equation index.</text:span></text:p>
      <text:p text:style-name="P39">u = <text:tab/>Order of derivative.</text:p>
      <text:p text:style-name="P39">v = <text:tab/>Variable of motion.</text:p>
      <text:p text:style-name="P39">N = <text:tab/>Highest order of derivative.</text:p>
      <text:p text:style-name="P39">Q = <text:tab/>Total number of motion variables.</text:p>
      <text:p text:style-name="P39">Variables:</text:p>
      <text:p text:style-name="DocVariableDef"><text:span text:style-name="T40">C(u,v)</text:span><text:span text:style-name="T10">UserReact</text:span><text:span text:style-name="T20"> = <text:tab/>User input for reaction force on variable v for derivative u.</text:span></text:p>
      <text:p text:style-name="DocVariableDef"><text:span text:style-name="T20">x</text:span><text:span text:style-name="T10">v</text:span><text:span text:style-name="T21"> = <text:tab/>Motion variable v.</text:span></text:p>
      <text:p text:style-name="P44">Underline notation denotes a complex variable.</text:p>
      <text:h text:style-name="P65" text:outline-level="2">Hydrodynamic Reactive Force</text:h>
      <text:p text:style-name="P9"><draw:frame draw:style-name="fr1" draw:name="Object2" text:anchor-type="as-char" svg:width="3.0665in" svg:height="0.513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4"><text:span text:style-name="T40">Equation </text:span><text:span text:style-name="T40"><text:sequence text:ref-name="refEquation1" text:name="Equation" text:formula="ooow:Equation+1" style:num-format="1">4.2</text:sequence></text:span></text:p>
      <text:p text:style-name="P40">Subscripts:</text:p>
      <text:p text:style-name="P35"><text:span text:style-name="T40">w = <text:tab/></text:span><text:span text:style-name="T41">Equation index.</text:span></text:p>
      <text:p text:style-name="P40">u = <text:tab/>Order of derivative.</text:p>
      <text:p text:style-name="P40">v = <text:tab/>Variable of motion.</text:p>
      <text:p text:style-name="P40"/>
      <text:p text:style-name="P40">Variables:</text:p>
      <text:p text:style-name="P34"><text:span text:style-name="T40">C(u,v)</text:span><text:span text:style-name="T12">Hydro</text:span><text:span text:style-name="T10">React</text:span><text:span text:style-name="T20"> = <text:tab/></text:span><text:span text:style-name="T24">Hydrodynamic </text:span><text:span text:style-name="T20">input for reaction force on variable v for derivative u.</text:span></text:p>
      <text:p text:style-name="P34"><text:span text:style-name="T21">x</text:span><text:span text:style-name="T11">v</text:span><text:span text:style-name="T21"> = <text:tab/>Motion variable v.</text:span></text:p>
      <text:p text:style-name="P45">Underline notation denotes a complex variable.</text:p>
      <text:h text:style-name="P66" text:outline-level="2">Mass Force</text:h>
      <text:p text:style-name="P10"><draw:frame draw:style-name="fr1" draw:name="Object3" text:anchor-type="as-char" svg:width="2.7874in" svg:height="0.513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5"><text:span text:style-name="T40">Equation </text:span><text:span text:style-name="T40"><text:sequence text:ref-name="refEquation2" text:name="Equation" text:formula="ooow:Equation+1" style:num-format="1">4.3</text:sequence></text:span></text:p>
      <text:p text:style-name="P41">Subscripts:</text:p>
      <text:p text:style-name="P35"><text:span text:style-name="T40">w = <text:tab/></text:span><text:span text:style-name="T41">Equation index.</text:span></text:p>
      <text:p text:style-name="P41">u = <text:tab/>Order of derivative.</text:p>
      <text:p text:style-name="P41">v = <text:tab/>Variable of motion.</text:p>
      <text:p text:style-name="P41"/>
      <text:p text:style-name="P41">Variables:</text:p>
      <text:p text:style-name="P35"><text:span text:style-name="T40">C(u,v)</text:span><text:span text:style-name="T12">Hydro</text:span><text:span text:style-name="T10">React</text:span><text:span text:style-name="T20"> = <text:tab/></text:span><text:span text:style-name="T24">Hydrodynamic </text:span><text:span text:style-name="T20">input for reaction force on variable v for derivative u.</text:span></text:p>
      <text:p text:style-name="P35"><text:span text:style-name="T21">x</text:span><text:span text:style-name="T11">v</text:span><text:span text:style-name="T21"> = <text:tab/>Motion variable v.</text:span></text:p>
      <text:p text:style-name="P46">Underline notation denotes a complex variable.</text:p>
      <text:h text:style-name="P67" text:outline-level="2">User Crossbody Force</text:h>
      <text:p text:style-name="P13"><text:span text:style-name="T43">Note that </text:span><text:span text:style-name="T43"><text:sequence-ref text:reference-format="category-and-value" text:ref-name="refEquation3">Equation 4.4</text:sequence-ref></text:span><text:span text:style-name="T43"> assumes the calculation is for resultant force received on body 1. <text:s/>The value of the Kronecker delta changes when the forces are calculated for other receiving bodies.</text:span></text:p>
      <text:p text:style-name="P11"><draw:frame draw:style-name="fr1" draw:name="Object4" text:anchor-type="as-char" svg:width="3.6835in" svg:height="0.56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DocEquation"><text:span text:style-name="T40">Equation </text:span><text:span text:style-name="T40"><text:sequence text:ref-name="refEquation3" text:name="Equation" text:formula="ooow:Equation+1" style:num-format="1">4.4</text:sequence></text:span></text:p>
      <text:p text:style-name="P42">Subscripts:</text:p>
      <text:p text:style-name="P36"><text:span text:style-name="T40">w = <text:tab/></text:span><text:span text:style-name="T41">Equation index.</text:span></text:p>
      <text:p text:style-name="P42">u = <text:tab/>Order of derivative.</text:p>
      <text:p text:style-name="P42">v = <text:tab/>Variable of motion.</text:p>
      <text:p text:style-name="P49">b = <text:tab/>Index of bodies.</text:p>
      <text:p text:style-name="P49"><text:soft-page-break/>M = <text:tab/>Total number of bodies</text:p>
      <text:p text:style-name="P39">N = <text:tab/>Highest order of derivative.</text:p>
      <text:p text:style-name="P42">Q = <text:tab/>Total number of motion variables.</text:p>
      <text:p text:style-name="P39"/>
      <text:p text:style-name="P42">Variables:</text:p>
      <text:p text:style-name="DocVariableDef"><text:span text:style-name="T40">C(u,v,</text:span><text:span text:style-name="T43">b</text:span><text:span text:style-name="T40">)</text:span><text:span text:style-name="T10">User</text:span><text:span text:style-name="T13">Cross</text:span><text:span text:style-name="T20"> = <text:tab/>User input for reaction force on variable v for derivative u, </text:span><text:span text:style-name="T25">using body b as the sending body.</text:span></text:p>
      <text:p text:style-name="DocVariableDef"><text:span text:style-name="T20">x</text:span><text:span text:style-name="T10">v</text:span><text:span text:style-name="T21"> = <text:tab/>Motion variable v, </text:span><text:span text:style-name="T22">using body b as the sending body</text:span><text:span text:style-name="T21">.</text:span></text:p>
      <text:p text:style-name="DocVariableDef"><text:span text:style-name="T26">δ</text:span><text:span text:style-name="T14">1b</text:span><text:span text:style-name="T28"> = <text:tab/>Anti Kronecker delta. <text:s/></text:span><text:span text:style-name="T29">Returns positive when b does </text:span><text:span text:style-name="T30">not</text:span><text:span text:style-name="T31"> equal 1.</text:span></text:p>
      <text:p text:style-name="P44">Underline notation denotes a complex variable.</text:p>
      <text:h text:style-name="P68" text:outline-level="2"><text:span text:style-name="T45">Hydrodynamic </text:span><text:span text:style-name="T42"><text:s/>Crossbody Force</text:span></text:h>
      <text:p text:style-name="P14"><text:span text:style-name="T43">Note that </text:span><text:span text:style-name="T43"><text:sequence-ref text:reference-format="category-and-value" text:ref-name="refEquation4">Equation 4.5</text:sequence-ref></text:span><text:span text:style-name="T43"> assumes the calculation is for resultant force received on body 1. <text:s/>The value of the Kronecker delta changes when the forces are calculated for other receiving bodies.</text:span></text:p>
      <text:p text:style-name="P12"><draw:frame draw:style-name="fr1" draw:name="Object5" text:anchor-type="as-char" svg:width="3.8201in" svg:height="0.565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6"><text:span text:style-name="T40">Equation </text:span><text:span text:style-name="T40"><text:sequence text:ref-name="refEquation4" text:name="Equation" text:formula="ooow:Equation+1" style:num-format="1">4.5</text:sequence></text:span></text:p>
      <text:p text:style-name="P43">Subscripts:</text:p>
      <text:p text:style-name="P37"><text:span text:style-name="T40">w = <text:tab/></text:span><text:span text:style-name="T41">Equation index.</text:span></text:p>
      <text:p text:style-name="P43">u = <text:tab/>Order of derivative.</text:p>
      <text:p text:style-name="P43">v = <text:tab/>Variable of motion.</text:p>
      <text:p text:style-name="P50">b = <text:tab/>Index of bodies.</text:p>
      <text:p text:style-name="P50">M = <text:tab/>Total number of bodies</text:p>
      <text:p text:style-name="P43"/>
      <text:p text:style-name="P43">Variables:</text:p>
      <text:p text:style-name="P37"><text:span text:style-name="T40">C(u,v,</text:span><text:span text:style-name="T43">b</text:span><text:span text:style-name="T40">)</text:span><text:span text:style-name="T18">Hydro</text:span><text:span text:style-name="T13">Cross</text:span><text:span text:style-name="T20"> = <text:tab/>User input for reaction force on variable v for derivative u, </text:span><text:span text:style-name="T25">using body b as the sending body.</text:span></text:p>
      <text:p text:style-name="P37"><text:span text:style-name="T20">x</text:span><text:span text:style-name="T10">v</text:span><text:span text:style-name="T21"> = <text:tab/>Motion variable v, </text:span><text:span text:style-name="T22">using body b as the sending body</text:span><text:span text:style-name="T21">.</text:span></text:p>
      <text:p text:style-name="P37"><text:span text:style-name="T26">δ</text:span><text:span text:style-name="T14">1b</text:span><text:span text:style-name="T28"> = <text:tab/>Anti Kronecker delta. <text:s/></text:span><text:span text:style-name="T29">Returns positive when b does </text:span><text:span text:style-name="T30">not</text:span><text:span text:style-name="T31"> equal 1.</text:span></text:p>
      <text:p text:style-name="P47">Underline notation denotes a complex variable.</text:p>
      <text:h text:style-name="P69" text:outline-level="2">User Active Force</text:h>
      <text:p text:style-name="P18"><draw:frame draw:style-name="fr1" draw:name="Object6" text:anchor-type="as-char" svg:width="1.6252in" svg:height="0.213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DocEquation"><text:span text:style-name="T23">Equation </text:span><text:span text:style-name="T23"><text:sequence text:ref-name="refEquation5" text:name="Equation" text:formula="ooow:Equation+1" style:num-format="1">4.6</text:sequence></text:span></text:p>
      <text:p text:style-name="P43">Subscripts:</text:p>
      <text:p text:style-name="P37"><text:span text:style-name="T40">w = <text:tab/></text:span><text:span text:style-name="T41">Equation index.</text:span></text:p>
      <text:p text:style-name="P43"/>
      <text:p text:style-name="P43">Variables:</text:p>
      <text:p text:style-name="P37"><text:span text:style-name="T40">C</text:span><text:span text:style-name="T18">UserActive</text:span><text:span text:style-name="T20"> = <text:tab/></text:span><text:span text:style-name="T39">User input coefficient for active force.</text:span></text:p>
      <text:p text:style-name="P47">Underline notation denotes a complex variable.</text:p>
      <text:h text:style-name="P69" text:outline-level="2">Hydrodynamic Active Force</text:h>
      <text:p text:style-name="P18"><draw:frame draw:style-name="fr1" draw:name="Object7" text:anchor-type="as-char" svg:width="1.7626in" svg:height="0.2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6"><text:span text:style-name="T23">Equation </text:span><text:span text:style-name="T23"><text:sequence text:ref-name="refEquation6" text:name="Equation" text:formula="ooow:Equation+1" style:num-format="1">4.7</text:sequence></text:span></text:p>
      <text:p text:style-name="P43">Subscripts:</text:p>
      <text:p text:style-name="P37"><text:span text:style-name="T40">w = <text:tab/></text:span><text:span text:style-name="T41">Equation index.</text:span></text:p>
      <text:p text:style-name="P43"/>
      <text:p text:style-name="P43">Variables:</text:p>
      <text:p text:style-name="P37"><text:span text:style-name="T40">C</text:span><text:span text:style-name="T18">HydroActive</text:span><text:span text:style-name="T20"> = <text:tab/></text:span><text:span text:style-name="T39">User input coefficient for active force.</text:span></text:p>
      <text:p text:style-name="P47">Underline notation denotes a complex variable.</text:p>
      <text:h text:style-name="P63" text:outline-level="1"><text:soft-page-break/>Application to Custom Motion Models</text:h>
      <text:p text:style-name="P19">The forces are calculated through direct evaluation of each equation of motion within the motion model. <text:s/>Because of this, the calculated forces are accurate for any motion model specified, including any custom motion models.</text:p>
      <text:h text:style-name="P63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70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71" text:outline-level="3">RAO Normalization</text:h>
      <text:p text:style-name="P7"><text:span text:style-name="T46">The response amplitude operator is calculated through dividing the force by the wave amplitude, calculated in the </text:span><text:span text:style-name="T47">body coordinate system, using the body encounter spectrum</text:span><text:span text:style-name="T46">. <text:s/></text:span><text:span text:style-name="T46"><text:sequence-ref text:reference-format="category-and-value" text:ref-name="refEquation7">Equation 6.1</text:sequence-ref></text:span><text:span text:style-name="T46"> shows force as a generic term. <text:s/>This equation is applied the same to all force types. <text:s/></text:span></text:p>
      <text:p text:style-name="P20">The original forces 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force might not be accurate to the next situation. <text:s/>So only the magnitude of the RAO is reported. <text:s/>This provided a worst case scenario. <text:s/></text:p>
      <text:p text:style-name="P21">In reality, the difference in phase angles mean that the maximum motions never occur at that same time. <text:s/>The real force will always be less than the magnitude reported through the RAO. <text:s/>But the exact quantity can not be accurately reported through application of an RAO. <text:s/>The conservative approach was to only report the magnitude.</text:p>
      <text:p text:style-name="P21"><draw:frame draw:style-name="fr1" draw:name="Object8" text:anchor-type="as-char" svg:width="1.2071in" svg:height="0.4346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DocEquation"><text:span text:style-name="T46">Equation </text:span><text:span text:style-name="T46"><text:sequence text:ref-name="refEquation7" text:name="Equation" text:formula="ooow:Equation+1" style:num-format="1">6.1</text:sequence></text:span></text:p>
      <text:p text:style-name="P51">Variables:</text:p>
      <text:p text:style-name="P52">b = <text:tab/>Index of the body specified.</text:p>
      <text:p text:style-name="P51">F = <text:tab/>Generic output force</text:p>
      <text:p text:style-name="DocVariableDef"><text:span text:style-name="T44">ζ</text:span><text:span text:style-name="T15">0</text:span><text:span text:style-name="T16">b</text:span><text:span text:style-name="T32"> = <text:tab/>Amplitude of the wave, in the </text:span><text:span text:style-name="T33">body </text:span><text:span text:style-name="T32">coordinate system.</text:span></text:p>
      <text:p text:style-name="P48">Underline notation denotes a complex number.</text:p>
      <text:h text:style-name="P71" text:outline-level="3">RAO Application</text:h>
      <text:p text:style-name="P22">The RAO can be applied with simply multiplying by the wave amplitude.</text:p>
      <text:p text:style-name="P22"><draw:frame draw:style-name="fr1" draw:name="Object9" text:anchor-type="as-char" svg:width="1.1717in" svg:height="0.2126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DocEquation"><text:soft-page-break/><text:span text:style-name="T47">Equation </text:span><text:span text:style-name="T47"><text:sequence text:ref-name="refEquation8" text:name="Equation" text:formula="ooow:Equation+1" style:num-format="1">6.2</text:sequence></text:span></text:p>
      <text:p text:style-name="P52">Variables:</text:p>
      <text:p text:style-name="P53">b = <text:tab/>Index of the body specified.</text:p>
      <text:p text:style-name="P38"><text:span text:style-name="T47">RAO(</text:span><text:span text:style-name="T46">F</text:span><text:span text:style-name="T47">)</text:span><text:span text:style-name="T46"> = <text:tab/></text:span><text:span text:style-name="T47">Response amplitude operator for the force.</text:span></text:p>
      <text:p text:style-name="P38"><text:span text:style-name="T44">ζ</text:span><text:span text:style-name="T15">0</text:span><text:span text:style-name="T16">b</text:span><text:span text:style-name="T32"> = <text:tab/>Amplitude of the wave, in the </text:span><text:span text:style-name="T33">body </text:span><text:span text:style-name="T32">coordinate system.</text:span></text:p>
      <text:p text:style-name="P73"/>
      <text:p text:style-name="P33"><text:span text:style-name="T34">Sometimes, it is more convenient to apply the RAO directly to the wave energy spectrum. <text:s/>There are two wave energy spectra to select from: <text:s/>the body encounter spectrum, and the global wave spectrum. <text:s/></text:span><text:span text:style-name="T34"><text:sequence-ref text:reference-format="category-and-value" text:ref-name="refEquation9">Equation 6.3</text:sequence-ref></text:span><text:span text:style-name="T34"> shows application of the global wave spectrum. <text:s/>This includes </text:span><text:span text:style-name="T35">application of an additional RAO to convert from the global wave spectrum to the body encounter spectrum. <text:s text:c="3"/></text:span><text:span text:style-name="T36">The output from this calculation is the spectral energy density of the </text:span><text:span text:style-name="T38">body force</text:span><text:span text:style-name="T37">.</text:span></text:p>
      <text:p text:style-name="P30"><draw:frame draw:style-name="fr1" draw:name="Object10" text:anchor-type="as-char" svg:width="2.8346in" svg:height="0.25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7"><text:span text:style-name="T34">Equation </text:span><text:span text:style-name="T34"><text:sequence text:ref-name="refEquation9" text:name="Equation" text:formula="ooow:Equation+1" style:num-format="1">6.3</text:sequence></text:span></text:p>
      <text:p text:style-name="P56">Variables:</text:p>
      <text:p text:style-name="P57"><text:span text:style-name="T33">RAO(F) = <text:tab/><text:tab/>RAO to convert from body wave amplitude to body force.</text:span><text:span text:style-name="T35"><text:tab/></text:span></text:p>
      <text:p text:style-name="P57"><text:span text:style-name="T35"><draw:frame draw:style-name="fr1" draw:name="Object12" text:anchor-type="as-char" svg:width="1.1264in" svg:height="0.2126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5"><text:tab/>RAO to convert from global wave spectrum to body encountered spectrum.</text:span></text:p>
      <text:p text:style-name="P57"><text:span text:style-name="T35">S(</text:span><text:span text:style-name="T27">ω</text:span><text:span text:style-name="T17">G</text:span><text:span text:style-name="T35">) = <text:tab/><text:tab/>Global wave spectrum, spectral energy density.</text:span></text:p>
      <text:h text:style-name="P70" text:outline-level="2">RAO Units</text:h>
      <text:p text:style-name="P6">The units of the resulting RAO output can become very confusing, depending on how the RAO gets calculated. <text:s/>This section clarifies by clearly stating the units for each RAO.</text:p>
      <text:p text:style-name="P7"><text:span text:style-name="T48">For force results, the units of the RAO change, depending on whether the RAO normalized a translation force or a rotation moment. </text:span><text:span text:style-name="T48"><text:sequence-ref text:reference-format="category-and-value" text:ref-name="refEquation10">Equation 6.4</text:sequence-ref></text:span><text:span text:style-name="T48"> shows the units for the RAO when normalizing a translation force.</text:span></text:p>
      <text:p text:style-name="P23"><draw:frame draw:style-name="fr1" draw:name="Object11" text:anchor-type="as-char" svg:width="1.6339in" svg:height="0.4165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DocEquation"><text:span text:style-name="T48">Equation </text:span><text:span text:style-name="T48"><text:sequence text:ref-name="refEquation10" text:name="Equation" text:formula="ooow:Equation+1" style:num-format="1">6.4</text:sequence></text:span></text:p>
      <text:p text:style-name="P54">Variables:</text:p>
      <text:p text:style-name="P54">N = <text:tab/>Newtons (N)</text:p>
      <text:p text:style-name="P54">m = <text:tab/>Meters (m)</text:p>
      <text:p text:style-name="P54">kg = <text:tab/>Kilograms (kg)</text:p>
      <text:p text:style-name="P54">s = <text:tab/>Seconds (s)</text:p>
      <text:p text:style-name="P32"/>
      <text:p text:style-name="P31"><text:span text:style-name="T48"><text:sequence-ref text:reference-format="category-and-value" text:ref-name="refEquation10">Equation 6.4</text:sequence-ref></text:span><text:span text:style-name="T48"> shows the units for the RAO when normalizing a rotation moment.</text:span></text:p>
      <text:p text:style-name="P32"><draw:frame draw:style-name="fr1" draw:name="Object13" text:anchor-type="as-char" svg:width="2.3701in" svg:height="0.41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DocEquation"><text:span text:style-name="T48">Equation </text:span><text:span text:style-name="T48"><text:sequence text:ref-name="refEquation11" text:name="Equation" text:formula="ooow:Equation+1" style:num-format="1">6.5</text:sequence></text:span></text:p>
      <text:p text:style-name="P55">Variables:</text:p>
      <text:p text:style-name="P55">N = <text:tab/>Newtons (N)</text:p>
      <text:p text:style-name="P55">m = <text:tab/>Meters (m)</text:p>
      <text:p text:style-name="P55">kg = <text:tab/>Kilograms (kg)</text:p>
      <text:p text:style-name="P55">s = <text:tab/>Seconds (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5_body_forces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5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8T19:08:43</meta:creation-date>
    <meta:editing-cycles>12</meta:editing-cycles>
    <meta:editing-duration>PT1H27M43S</meta:editing-duration>
    <dc:description>Calculation of body forces</dc:description>
    <dc:subject>T04-0050.0005</dc:subject>
    <dc:title>Body Forces</dc:title>
    <dc:date>2014-04-19T22:05:07</dc:date>
    <meta:document-statistic meta:table-count="0" meta:image-count="0" meta:object-count="13" meta:page-count="6" meta:paragraph-count="164" meta:word-count="1744" meta:character-count="10628" meta:non-whitespace-character-count="89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under accentunder="true">
          <mrow>
            <mi>F</mi>
            <msub>
              <mrow>
                <mo stretchy="false">(</mo>
                <mrow>
                  <mi>w</mi>
                </mrow>
                <mo stretchy="false">)</mo>
              </mrow>
              <mi mathvariant="italic">UserReact</mi>
            </msub>
          </mrow>
          <mo>̲</mo>
        </munder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fenced open="(" close=")">
            <mrow>
              <mrow>
                <munderover>
                  <mo stretchy="false">∑</mo>
                  <mrow>
                    <mi>v</mi>
                    <mo stretchy="false">=</mo>
                    <mn>1</mn>
                  </mrow>
                  <mi>Q</mi>
                </munderover>
                <mi>C</mi>
              </mrow>
              <msub>
                <mrow>
                  <mo stretchy="false">(</mo>
                  <mrow>
                    <mi>u</mi>
                    <mi>,</mi>
                    <mi>v</mi>
                  </mrow>
                  <mo stretchy="false">)</mo>
                </mrow>
                <mi mathvariant="italic">UserReact</mi>
              </msub>
              <mfrac>
                <mrow>
                  <msup>
                    <mi>d</mi>
                    <mi>u</mi>
                  </msup>
                  <munder accentunder="true">
                    <msub>
                      <mi>x</mi>
                      <mi>v</mi>
                    </msub>
                    <mo>̲</mo>
                  </munder>
                </mrow>
                <mrow>
                  <msup>
                    <mi mathvariant="italic">dt</mi>
                    <mi>u</mi>
                  </msup>
                </mrow>
              </mfrac>
            </mrow>
          </mfenced>
        </mrow>
      </mrow>
    </mrow>
    <annotation encoding="StarMath 5.0">underline {F(w)_UserReact} = sum from u = 0 to N left ( sum from v = 1 to Q C(u,v)_UserReact {d^u underline x_v} over {dt^u} right )</annotation>
  </semantics>
</math>
</file>

<file path=Object 10/content.xml><?xml version="1.0" encoding="utf-8"?>
<math xmlns="http://www.w3.org/1998/Math/MathML">
  <semantics>
    <mrow>
      <mi>S</mi>
      <mrow>
        <mrow>
          <mo stretchy="false">(</mo>
          <mrow>
            <mi>F</mi>
          </mrow>
          <mo stretchy="false">)</mo>
        </mrow>
        <mo stretchy="false">=</mo>
        <mrow>
          <msup>
            <mfenced open="(" close=")">
              <mrow>
                <mi mathvariant="italic">RAO</mi>
                <mfenced open="(" close=")">
                  <mrow>
                    <mi>F</mi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(F) = left ( RAO left ( F right ) right )^2 cdot left [ RAO(S(%omega_G)) cdot S(%omega_G) right ]</annotation>
  </semantics>
</math>
</file>

<file path=Object 11/content.xml><?xml version="1.0" encoding="utf-8"?>
<math xmlns="http://www.w3.org/1998/Math/MathML">
  <semantics>
    <mrow>
      <mrow>
        <mrow>
          <msub>
            <mfenced open="[" close="]">
              <mrow>
                <mi mathvariant="italic">RAO</mi>
                <mrow>
                  <mo stretchy="false">(</mo>
                  <mrow>
                    <mi>F</mi>
                  </mrow>
                  <mo stretchy="false">)</mo>
                </mrow>
              </mrow>
            </mfenced>
            <mi mathvariant="italic">units</mi>
          </msub>
          <mo stretchy="false">=</mo>
          <mfrac>
            <mi>N</mi>
            <mi>m</mi>
          </mfrac>
        </mrow>
        <mo stretchy="false">=</mo>
        <mfrac>
          <mi mathvariant="italic">kg</mi>
          <msup>
            <mi>s</mi>
            <mn>2</mn>
          </msup>
        </mfrac>
      </mrow>
    </mrow>
    <annotation encoding="StarMath 5.0">left [ RAO(F) right ]_units = N over m = kg over s^2</annotation>
  </semantics>
</math>
</file>

<file path=Object 12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3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row>
                    <mo stretchy="false">(</mo>
                    <mrow>
                      <mi>F</mi>
                    </mrow>
                    <mo stretchy="false">)</mo>
                  </mrow>
                </mrow>
              </mfenced>
              <mi mathvariant="italic">units</mi>
            </msub>
            <mo stretchy="false">=</mo>
            <mfrac>
              <mrow>
                <mrow>
                  <mi>N</mi>
                  <mo stretchy="false">−</mo>
                  <mi>m</mi>
                </mrow>
              </mrow>
              <mi>m</mi>
            </mfrac>
          </mrow>
          <mo stretchy="false">=</mo>
          <mfrac>
            <mi>N</mi>
            <mi>m</mi>
          </mfrac>
        </mrow>
        <mo stretchy="false">=</mo>
        <mi mathvariant="italic">kg</mi>
      </mrow>
      <mrow>
        <mfrac>
          <mi>m</mi>
          <msup>
            <mi>s</mi>
            <mn>2</mn>
          </msup>
        </mfrac>
      </mrow>
    </mrow>
    <annotation encoding="StarMath 5.0">left [ RAO(F) right ]_units = {N-m} over m = N over m = kg {m over s^2}</annotation>
  </semantics>
</math>
</file>

<file path=Object 2/content.xml><?xml version="1.0" encoding="utf-8"?>
<math xmlns="http://www.w3.org/1998/Math/MathML">
  <semantics>
    <mrow>
      <mrow>
        <munder accentunder="true">
          <mrow>
            <mi>F</mi>
            <msub>
              <mrow>
                <mo stretchy="false">(</mo>
                <mrow>
                  <mi>w</mi>
                </mrow>
                <mo stretchy="false">)</mo>
              </mrow>
              <mi mathvariant="italic">HydroReact</mi>
            </msub>
          </mrow>
          <mo>̲</mo>
        </munder>
        <mo stretchy="false">=</mo>
        <mrow>
          <munderover>
            <mo stretchy="false">∑</mo>
            <mrow>
              <mi>u</mi>
              <mo stretchy="false">=</mo>
              <mn>0</mn>
            </mrow>
            <mn>2</mn>
          </munderover>
          <mfenced open="(" close=")">
            <mrow>
              <mrow>
                <munderover>
                  <mo stretchy="false">∑</mo>
                  <mrow>
                    <mi>v</mi>
                    <mo stretchy="false">=</mo>
                    <mn>1</mn>
                  </mrow>
                  <mn>6</mn>
                </munderover>
                <mi>C</mi>
              </mrow>
              <msub>
                <mrow>
                  <mo stretchy="false">(</mo>
                  <mrow>
                    <mi>u</mi>
                    <mi>,</mi>
                    <mi>v</mi>
                  </mrow>
                  <mo stretchy="false">)</mo>
                </mrow>
                <mi mathvariant="italic">HydroReact</mi>
              </msub>
              <mfrac>
                <mrow>
                  <msup>
                    <mi>d</mi>
                    <mi>u</mi>
                  </msup>
                  <munder accentunder="true">
                    <msub>
                      <mi>x</mi>
                      <mi>v</mi>
                    </msub>
                    <mo>̲</mo>
                  </munder>
                </mrow>
                <mrow>
                  <msup>
                    <mi mathvariant="italic">dt</mi>
                    <mi>u</mi>
                  </msup>
                </mrow>
              </mfrac>
            </mrow>
          </mfenced>
        </mrow>
      </mrow>
    </mrow>
    <annotation encoding="StarMath 5.0">underline {F(w)_HydroReact} = sum from u = 0 to 2 left ( sum from v = 1 to 6 C(u,v)_HydroReact {d^u underline x_v} over {dt^u} right )</annotation>
  </semantics>
</math>
</file>

<file path=Object 3/content.xml><?xml version="1.0" encoding="utf-8"?>
<math xmlns="http://www.w3.org/1998/Math/MathML">
  <semantics>
    <mrow>
      <mrow>
        <munder accentunder="true">
          <mrow>
            <mi>F</mi>
            <msub>
              <mrow>
                <mo stretchy="false">(</mo>
                <mrow>
                  <mi>w</mi>
                </mrow>
                <mo stretchy="false">)</mo>
              </mrow>
              <mi mathvariant="italic">Mass</mi>
            </msub>
          </mrow>
          <mo>̲</mo>
        </munder>
        <mo stretchy="false">=</mo>
        <mrow>
          <munderover>
            <mo stretchy="false">∑</mo>
            <mrow>
              <mi>u</mi>
              <mo stretchy="false">=</mo>
              <mn>0</mn>
            </mrow>
            <mn>2</mn>
          </munderover>
          <mfenced open="(" close=")">
            <mrow>
              <mrow>
                <munderover>
                  <mo stretchy="false">∑</mo>
                  <mrow>
                    <mi>v</mi>
                    <mo stretchy="false">=</mo>
                    <mn>1</mn>
                  </mrow>
                  <mn>6</mn>
                </munderover>
                <mi>C</mi>
              </mrow>
              <msub>
                <mrow>
                  <mo stretchy="false">(</mo>
                  <mrow>
                    <mi>u</mi>
                    <mi>,</mi>
                    <mi>v</mi>
                  </mrow>
                  <mo stretchy="false">)</mo>
                </mrow>
                <mi mathvariant="italic">HydroReact</mi>
              </msub>
              <mfrac>
                <mrow>
                  <msup>
                    <mi>d</mi>
                    <mi>u</mi>
                  </msup>
                  <munder accentunder="true">
                    <msub>
                      <mi>x</mi>
                      <mi>v</mi>
                    </msub>
                    <mo>̲</mo>
                  </munder>
                </mrow>
                <mrow>
                  <msup>
                    <mi mathvariant="italic">dt</mi>
                    <mi>u</mi>
                  </msup>
                </mrow>
              </mfrac>
            </mrow>
          </mfenced>
        </mrow>
      </mrow>
    </mrow>
    <annotation encoding="StarMath 5.0">underline {F(w)_Mass} = sum from u = 0 to 2 left ( sum from v = 1 to 6 C(u,v)_HydroReact {d^u underline x_v} over {dt^u} right )</annotation>
  </semantics>
</math>
</file>

<file path=Object 4/content.xml><?xml version="1.0" encoding="utf-8"?>
<math xmlns="http://www.w3.org/1998/Math/MathML">
  <semantics>
    <mrow>
      <mrow>
        <munder accentunder="true">
          <mrow>
            <mi>F</mi>
            <msub>
              <mrow>
                <mo stretchy="false">(</mo>
                <mrow>
                  <mi>w</mi>
                </mrow>
                <mo stretchy="false">)</mo>
              </mrow>
              <mi mathvariant="italic">UserCross</mi>
            </msub>
          </mrow>
          <mo>̲</mo>
        </munder>
        <mo stretchy="false">=</mo>
        <mrow>
          <munderover>
            <mo stretchy="false">∑</mo>
            <mrow>
              <mi>b</mi>
              <mo stretchy="false">=</mo>
              <mn>1</mn>
            </mrow>
            <mi>M</mi>
          </munderover>
          <msub>
            <mo stretchy="false">δ</mo>
            <mn>1b</mn>
          </msub>
        </mrow>
      </mrow>
      <mfenced open="[" close="]">
        <mrow>
          <mrow>
            <munderover>
              <mo stretchy="false">∑</mo>
              <mrow>
                <mi>u</mi>
                <mo stretchy="false">=</mo>
                <mn>0</mn>
              </mrow>
              <mi>N</mi>
            </munderover>
            <mfenced open="(" close=")">
              <mrow>
                <mrow>
                  <munderover>
                    <mo stretchy="false">∑</mo>
                    <mrow>
                      <mi>v</mi>
                      <mo stretchy="false">=</mo>
                      <mn>1</mn>
                    </mrow>
                    <mi>Q</mi>
                  </munderover>
                  <mi>C</mi>
                </mrow>
                <msub>
                  <mrow>
                    <mo stretchy="false">(</mo>
                    <mrow>
                      <mi>u</mi>
                      <mi>,</mi>
                      <mi>v</mi>
                      <mi>,</mi>
                      <mi>b</mi>
                    </mrow>
                    <mo stretchy="false">)</mo>
                  </mrow>
                  <mi mathvariant="italic">UserCross</mi>
                </msub>
                <mfrac>
                  <mrow>
                    <msup>
                      <mi>d</mi>
                      <mi>u</mi>
                    </msup>
                    <munder accentunder="true">
                      <msub>
                        <mi>x</mi>
                        <mi mathvariant="italic">vb</mi>
                      </msub>
                      <mo>̲</mo>
                    </munder>
                  </mrow>
                  <mrow>
                    <msup>
                      <mi mathvariant="italic">dt</mi>
                      <mi>u</mi>
                    </msup>
                  </mrow>
                </mfrac>
              </mrow>
            </mfenced>
          </mrow>
        </mrow>
      </mfenced>
    </mrow>
    <annotation encoding="StarMath 5.0">underline {F(w)_UserCross} = sum from b = 1 to M %delta_1b left [sum from u = 0 to N left ( sum from v = 1 to Q C(u,v,b)_UserCross {d^u underline x_vb} over {dt^u} right ) right ]</annotation>
  </semantics>
</math>
</file>

<file path=Object 5/content.xml><?xml version="1.0" encoding="utf-8"?>
<math xmlns="http://www.w3.org/1998/Math/MathML">
  <semantics>
    <mrow>
      <mrow>
        <munder accentunder="true">
          <mrow>
            <mi>F</mi>
            <msub>
              <mrow>
                <mo stretchy="false">(</mo>
                <mrow>
                  <mi>w</mi>
                </mrow>
                <mo stretchy="false">)</mo>
              </mrow>
              <mi mathvariant="italic">HydroCross</mi>
            </msub>
          </mrow>
          <mo>̲</mo>
        </munder>
        <mo stretchy="false">=</mo>
        <mrow>
          <munderover>
            <mo stretchy="false">∑</mo>
            <mrow>
              <mi>b</mi>
              <mo stretchy="false">=</mo>
              <mn>1</mn>
            </mrow>
            <mi>M</mi>
          </munderover>
          <msub>
            <mo stretchy="false">δ</mo>
            <mn>1b</mn>
          </msub>
        </mrow>
      </mrow>
      <mfenced open="[" close="]">
        <mrow>
          <mrow>
            <munderover>
              <mo stretchy="false">∑</mo>
              <mrow>
                <mi>u</mi>
                <mo stretchy="false">=</mo>
                <mn>0</mn>
              </mrow>
              <mn>2</mn>
            </munderover>
            <mfenced open="(" close=")">
              <mrow>
                <mrow>
                  <munderover>
                    <mo stretchy="false">∑</mo>
                    <mrow>
                      <mi>v</mi>
                      <mo stretchy="false">=</mo>
                      <mn>1</mn>
                    </mrow>
                    <mn>6</mn>
                  </munderover>
                  <mi>C</mi>
                </mrow>
                <msub>
                  <mrow>
                    <mo stretchy="false">(</mo>
                    <mrow>
                      <mi>u</mi>
                      <mi>,</mi>
                      <mi>v</mi>
                      <mi>,</mi>
                      <mi>b</mi>
                    </mrow>
                    <mo stretchy="false">)</mo>
                  </mrow>
                  <mi mathvariant="italic">HydroCross</mi>
                </msub>
                <mfrac>
                  <mrow>
                    <msup>
                      <mi>d</mi>
                      <mi>u</mi>
                    </msup>
                    <munder accentunder="true">
                      <msub>
                        <mi>x</mi>
                        <mi mathvariant="italic">vb</mi>
                      </msub>
                      <mo>̲</mo>
                    </munder>
                  </mrow>
                  <mrow>
                    <msup>
                      <mi mathvariant="italic">dt</mi>
                      <mi>u</mi>
                    </msup>
                  </mrow>
                </mfrac>
              </mrow>
            </mfenced>
          </mrow>
        </mrow>
      </mfenced>
    </mrow>
    <annotation encoding="StarMath 5.0">underline {F(w)_HydroCross} = sum from b = 1 to M %delta_1b left [sum from u = 0 to 2 left ( sum from v = 1 to 6 C(u,v,b)_HydroCross {d^u underline x_vb} over {dt^u} right ) right ]</annotation>
  </semantics>
</math>
</file>

<file path=Object 6/content.xml><?xml version="1.0" encoding="utf-8"?>
<math xmlns="http://www.w3.org/1998/Math/MathML">
  <semantics>
    <mrow>
      <mrow>
        <munder accentunder="true">
          <mrow>
            <mi>F</mi>
            <msub>
              <mrow>
                <mo stretchy="false">(</mo>
                <mrow>
                  <mi>w</mi>
                </mrow>
                <mo stretchy="false">)</mo>
              </mrow>
              <mi mathvariant="italic">UserActive</mi>
            </msub>
          </mrow>
          <mo>̲</mo>
        </munder>
        <mo stretchy="false">=</mo>
        <munder accentunder="true">
          <mrow>
            <msub>
              <mi>C</mi>
              <mi mathvariant="italic">UserActive</mi>
            </msub>
          </mrow>
          <mo>̲</mo>
        </munder>
      </mrow>
    </mrow>
    <annotation encoding="StarMath 5.0">underline {F(w)_UserActive} = underline {C_UserActive}</annotation>
  </semantics>
</math>
</file>

<file path=Object 7/content.xml><?xml version="1.0" encoding="utf-8"?>
<math xmlns="http://www.w3.org/1998/Math/MathML">
  <semantics>
    <mrow>
      <mrow>
        <munder accentunder="true">
          <mrow>
            <mi>F</mi>
            <msub>
              <mrow>
                <mo stretchy="false">(</mo>
                <mrow>
                  <mi>w</mi>
                </mrow>
                <mo stretchy="false">)</mo>
              </mrow>
              <mi mathvariant="italic">HydroActive</mi>
            </msub>
          </mrow>
          <mo>̲</mo>
        </munder>
        <mo stretchy="false">=</mo>
        <munder accentunder="true">
          <mrow>
            <msub>
              <mi>C</mi>
              <mi mathvariant="italic">HydroActive</mi>
            </msub>
          </mrow>
          <mo>̲</mo>
        </munder>
      </mrow>
    </mrow>
    <annotation encoding="StarMath 5.0">underline {F(w)_HydroActive} = underline {C_HydroActive}</annotation>
  </semantics>
</math>
</file>

<file path=Object 8/content.xml><?xml version="1.0" encoding="utf-8"?>
<math xmlns="http://www.w3.org/1998/Math/MathML">
  <semantics>
    <mrow>
      <mi mathvariant="italic">RAO</mi>
      <mrow>
        <mrow>
          <mo stretchy="false">(</mo>
          <mrow>
            <mi>F</mi>
          </mrow>
          <mo stretchy="false">)</mo>
        </mrow>
        <mo stretchy="false">=</mo>
        <mfenced open="∥" close="∥">
          <mrow>
            <mfrac>
              <munder accentunder="true">
                <mrow>
                  <mi>F</mi>
                </mrow>
                <mo>̲</mo>
              </munder>
              <msub>
                <mo stretchy="false">ζ</mo>
                <mn>0b</mn>
              </msub>
            </mfrac>
          </mrow>
        </mfenced>
      </mrow>
    </mrow>
    <annotation encoding="StarMath 5.0">RAO(F) = left ldline underline {F} over %zeta_0b right rdline</annotation>
  </semantics>
</math>
</file>

<file path=Object 9/content.xml><?xml version="1.0" encoding="utf-8"?>
<math xmlns="http://www.w3.org/1998/Math/MathML">
  <semantics>
    <mrow>
      <mrow>
        <mi>F</mi>
        <mo stretchy="false">=</mo>
        <mi mathvariant="italic">RAO</mi>
      </mrow>
      <mrow>
        <mo stretchy="false">(</mo>
        <mrow>
          <mi>F</mi>
        </mrow>
        <mo stretchy="false">)</mo>
      </mrow>
      <msub>
        <mo stretchy="false">ζ</mo>
        <mi mathvariant="italic">ob</mi>
      </msub>
    </mrow>
    <annotation encoding="StarMath 5.0">F = RAO(F) %zeta_ob</annotation>
  </semantics>
</math>
</file>